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5000000820F88B1A6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loext:decorative="false"/>
    </style:style>
    <style:style style:name="gr4" style:family="graphic" style:parent-style-name="standard">
      <style:graphic-properties draw:stroke="none" draw:fill="none" draw:textarea-vertical-align="middle" fo:min-height="0.258cm" fo:min-width="2.54cm" fo:padding-top="0.071cm" fo:padding-bottom="0.071cm" fo:padding-left="0.071cm" fo:padding-right="0.07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281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8" style:family="graphic" style:parent-style-name="standard">
      <style:graphic-properties draw:stroke="none" draw:fill="none" draw:textarea-vertical-align="middle" fo:min-height="2.358cm" fo:min-width="2.54cm" fo:padding-top="0.071cm" fo:padding-bottom="0.071cm" fo:padding-left="0.071cm" fo:padding-right="0.07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font-name="Arial" fo:font-size="6pt" fo:font-style="italic" style:font-name-asian="Arial" style:font-size-asian="6pt" style:font-style-asian="italic" style:font-name-complex="Arial" style:font-size-complex="6pt" style:font-style-complex="italic"/>
    </style:style>
    <style:style style:name="T2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3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4" style:family="text">
      <style:text-properties fo:color="#000000" loext:opacity="100%" style:font-name="Arial" fo:font-size="14.1000003814697pt" fo:font-style="italic" style:font-name-asian="Arial" style:font-size-asian="14.1000003814697pt" style:font-style-asian="italic" style:font-name-complex="Arial" style:font-size-complex="14.1000003814697pt" style:font-style-complex="italic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6pt" fo:font-style="italic" style:font-name-asian="Arial" style:font-size-asian="16pt" style:font-style-asian="italic" style:font-name-complex="Arial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polygon draw:style-name="gr1" draw:text-style-name="P1" draw:layer="layout" svg:width="18.5cm" svg:height="28.565cm" svg:x="2cm" svg:y="0.635cm" svg:viewBox="0 0 18501 28566" draw:points="0,28566 18501,28566 18501,0 0,0">
          <text:p/>
        </draw:polygon>
        <draw:polyline draw:style-name="gr2" draw:text-style-name="P1" draw:layer="layout" svg:width="18.5cm" svg:height="5.5cm" svg:x="2cm" svg:y="23.7cm" svg:viewBox="0 0 18501 5501" draw:points="18501,0 0,0 0,5501">
          <text:p/>
        </draw:polyline>
        <draw:line draw:style-name="gr2" draw:text-style-name="P1" draw:layer="layout" svg:x1="20.499cm" svg:y1="25.2cm" svg:x2="8.5cm" svg:y2="25.2cm">
          <text:p/>
        </draw:line>
        <draw:line draw:style-name="gr2" draw:text-style-name="P1" draw:layer="layout" svg:x1="8.5cm" svg:y1="23.7cm" svg:x2="8.5cm" svg:y2="29.199cm">
          <text:p/>
        </draw:line>
        <draw:line draw:style-name="gr2" draw:text-style-name="P1" draw:layer="layout" svg:x1="20.499cm" svg:y1="27.7cm" svg:x2="8.5cm" svg:y2="27.7cm">
          <text:p/>
        </draw:line>
        <draw:line draw:style-name="gr2" draw:text-style-name="P1" draw:layer="layout" svg:x1="15.5cm" svg:y1="25.2cm" svg:x2="15.5cm" svg:y2="29.199cm">
          <text:p/>
        </draw:line>
        <draw:line draw:style-name="gr2" draw:text-style-name="P1" draw:layer="layout" svg:x1="15.5cm" svg:y1="25.7cm" svg:x2="20.499cm" svg:y2="25.7cm">
          <text:p/>
        </draw:line>
        <draw:line draw:style-name="gr2" draw:text-style-name="P1" draw:layer="layout" svg:x1="15.5cm" svg:y1="27.2cm" svg:x2="20.499cm" svg:y2="27.2cm">
          <text:p/>
        </draw:line>
        <draw:line draw:style-name="gr2" draw:text-style-name="P1" draw:layer="layout" svg:x1="17cm" svg:y1="25.2cm" svg:x2="17cm" svg:y2="27.199cm">
          <text:p/>
        </draw:line>
        <draw:line draw:style-name="gr2" draw:text-style-name="P1" draw:layer="layout" svg:x1="17.5cm" svg:y1="27.2cm" svg:x2="17.5cm" svg:y2="27.699cm">
          <text:p/>
        </draw:line>
        <draw:line draw:style-name="gr2" draw:text-style-name="P1" draw:layer="layout" svg:x1="18.75cm" svg:y1="25.2cm" svg:x2="18.75cm" svg:y2="27.199cm">
          <text:p/>
        </draw:line>
        <draw:line draw:style-name="gr2" draw:text-style-name="P1" draw:layer="layout" svg:x1="7.5cm" svg:y1="23.7cm" svg:x2="7.5cm" svg:y2="29.199cm">
          <text:p/>
        </draw:line>
        <draw:line draw:style-name="gr2" draw:text-style-name="P1" draw:layer="layout" svg:x1="6cm" svg:y1="23.7cm" svg:x2="6cm" svg:y2="29.199cm">
          <text:p/>
        </draw:line>
        <draw:line draw:style-name="gr2" draw:text-style-name="P1" draw:layer="layout" svg:x1="3.7cm" svg:y1="23.7cm" svg:x2="3.7cm" svg:y2="29.199cm">
          <text:p/>
        </draw:line>
        <draw:line draw:style-name="gr3" draw:text-style-name="P1" draw:layer="layout" svg:x1="2cm" svg:y1="24.2cm" svg:x2="8.5cm" svg:y2="24.2cm">
          <text:p/>
        </draw:line>
        <draw:line draw:style-name="gr3" draw:text-style-name="P1" draw:layer="layout" svg:x1="2cm" svg:y1="24.7cm" svg:x2="8.5cm" svg:y2="24.7cm">
          <text:p/>
        </draw:line>
        <draw:line draw:style-name="gr3" draw:text-style-name="P1" draw:layer="layout" svg:x1="2cm" svg:y1="25.2cm" svg:x2="8.5cm" svg:y2="25.2cm">
          <text:p/>
        </draw:line>
        <draw:line draw:style-name="gr2" draw:text-style-name="P1" draw:layer="layout" svg:x1="2cm" svg:y1="25.7cm" svg:x2="8.5cm" svg:y2="25.7cm">
          <text:p/>
        </draw:line>
        <draw:line draw:style-name="gr2" draw:text-style-name="P1" draw:layer="layout" svg:x1="2cm" svg:y1="26.2cm" svg:x2="8.5cm" svg:y2="26.2cm">
          <text:p/>
        </draw:line>
        <draw:line draw:style-name="gr3" draw:text-style-name="P1" draw:layer="layout" svg:x1="2cm" svg:y1="26.7cm" svg:x2="8.5cm" svg:y2="26.7cm">
          <text:p/>
        </draw:line>
        <draw:line draw:style-name="gr3" draw:text-style-name="P1" draw:layer="layout" svg:x1="2cm" svg:y1="27.2cm" svg:x2="8.5cm" svg:y2="27.2cm">
          <text:p/>
        </draw:line>
        <draw:line draw:style-name="gr3" draw:text-style-name="P1" draw:layer="layout" svg:x1="2cm" svg:y1="27.7cm" svg:x2="8.512cm" svg:y2="27.7cm">
          <text:p/>
        </draw:line>
        <draw:line draw:style-name="gr3" draw:text-style-name="P1" draw:layer="layout" svg:x1="2cm" svg:y1="28.2cm" svg:x2="8.5cm" svg:y2="28.2cm">
          <text:p/>
        </draw:line>
        <draw:line draw:style-name="gr3" draw:text-style-name="P1" draw:layer="layout" svg:x1="2cm" svg:y1="28.7cm" svg:x2="8.5cm" svg:y2="28.7cm">
          <text:p/>
        </draw:line>
        <draw:line draw:style-name="gr2" draw:text-style-name="P1" draw:layer="layout" svg:x1="2.7cm" svg:y1="23.7cm" svg:x2="2.7cm" svg:y2="26.199cm">
          <text:p/>
        </draw:line>
        <draw:frame draw:style-name="gr4" draw:text-style-name="P1" draw:layer="layout" svg:width="0.6cm" svg:height="0.428cm" svg:x="2.05cm" svg:y="25.736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28cm" svg:x="2.75cm" svg:y="25.736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28cm" svg:x="3.75cm" svg:y="25.736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1" draw:layer="layout" svg:width="1.4cm" svg:height="0.428cm" svg:x="6.05cm" svg:y="25.736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28cm" svg:x="7.55cm" svg:y="25.736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28cm" svg:x="15.55cm" svg:y="25.236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5cm" svg:height="0.428cm" svg:x="17.05cm" svg:y="25.236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28cm" svg:x="18.8cm" svg:y="25.236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28cm" svg:x="15.55cm" svg:y="27.236cm">
          <draw:text-box>
            <text:p text:style-name="P2"><text:span text:style-name="T1">Лист </text:span></text:p>
          </draw:text-box>
        </draw:frame>
        <draw:frame draw:style-name="gr4" draw:text-style-name="P1" draw:layer="layout" svg:width="2.9cm" svg:height="0.428cm" svg:x="17.55cm" svg:y="27.236cm">
          <draw:text-box>
            <text:p text:style-name="P2"><text:span text:style-name="T1">Листов 1</text:span></text:p>
          </draw:text-box>
        </draw:frame>
        <draw:frame draw:style-name="gr4" draw:text-style-name="P1" draw:layer="layout" svg:width="1.7cm" svg:height="0.57cm" svg:x="2.05cm" svg:y="26.215cm">
          <draw:text-box>
            <text:p text:style-name="P3"><text:span text:style-name="T2">Разраб.</text:span></text:p>
          </draw:text-box>
        </draw:frame>
        <draw:frame draw:style-name="gr5" draw:text-style-name="P1" draw:layer="layout" svg:width="1.6cm" svg:height="0.57cm" svg:x="2.06cm" svg:y="26.665cm">
          <draw:text-box>
            <text:p text:style-name="P3"><text:span text:style-name="T2">Пров.</text:span></text:p>
          </draw:text-box>
        </draw:frame>
        <draw:frame draw:style-name="gr6" draw:text-style-name="P1" draw:layer="layout" svg:width="10.27cm" svg:height="1.087cm" svg:x="9.23cm" svg:y="23.945cm">
          <draw:text-box>
            <text:p text:style-name="P2"><text:span text:style-name="T3">ГУИР.6-05-0611-05 .207</text:span><text:span text:style-name="T3"> ПД2</text:span></text:p>
          </draw:text-box>
        </draw:frame>
        <draw:frame draw:style-name="gr6" draw:text-style-name="P1" draw:layer="layout" svg:width="3.528cm" svg:height="0.813cm" svg:x="14.472cm" svg:y="26.005cm">
          <draw:text-box>
            <text:p text:style-name="P2"><text:span text:style-name="T4">У</text:span></text:p>
          </draw:text-box>
        </draw:frame>
        <draw:frame draw:style-name="gr6" draw:text-style-name="P1" draw:layer="layout" svg:width="3.528cm" svg:height="0.57cm" svg:x="2.9cm" svg:y="26.214cm">
          <draw:text-box>
            <text:p text:style-name="P2"><text:span text:style-name="T2">Лопатин</text:span></text:p>
          </draw:text-box>
        </draw:frame>
        <draw:frame draw:style-name="gr6" draw:text-style-name="P1" draw:layer="layout" svg:width="3.528cm" svg:height="0.57cm" svg:x="2.854cm" svg:y="26.703cm">
          <draw:text-box>
            <text:p text:style-name="P2"><text:span text:style-name="T2">Жалейко</text:span></text:p>
          </draw:text-box>
        </draw:frame>
        <draw:frame draw:style-name="gr6" draw:text-style-name="P1" draw:layer="layout" svg:width="4.865cm" svg:height="0.809cm" svg:x="15.5cm" svg:y="27.995cm">
          <draw:text-box>
            <text:p text:style-name="P2"><text:span text:style-name="T5">ЭВМ, гр.350502</text:span></text:p>
          </draw:text-box>
        </draw:frame>
        <draw:line draw:style-name="gr7" draw:text-style-name="P1" draw:layer="layout" svg:x1="16cm" svg:y1="25.65cm" svg:x2="16cm" svg:y2="27.199cm">
          <text:p/>
        </draw:line>
        <draw:line draw:style-name="gr7" draw:text-style-name="P1" draw:layer="layout" svg:x1="16.5cm" svg:y1="25.65cm" svg:x2="16.5cm" svg:y2="27.199cm">
          <text:p/>
        </draw:line>
        <draw:frame draw:style-name="gr8" draw:text-style-name="P1" draw:layer="layout" svg:width="7cm" svg:height="2.5cm" svg:x="8.5cm" svg:y="25.2cm">
          <draw:text-box>
            <text:p text:style-name="P2"><text:span text:style-name="T5">Блок-схема алгоритма</text:span></text:p>
            <text:p text:style-name="P2"><text:span text:style-name="T5">list_directory</text:span></text:p>
          </draw:text-box>
        </draw:frame>
        <draw:line draw:style-name="gr1" draw:text-style-name="P1" draw:layer="layout" svg:x1="2cm" svg:y1="1.985cm" svg:x2="9.801cm" svg:y2="2.016cm">
          <text:p/>
        </draw:line>
        <draw:line draw:style-name="gr1" draw:text-style-name="P1" draw:layer="layout" svg:x1="9.8cm" svg:y1="0.635cm" svg:x2="9.8cm" svg:y2="2.014cm">
          <text:p/>
        </draw:line>
        <draw:frame draw:style-name="gr6" draw:text-style-name="P1" draw:layer="layout" svg:width="7.7cm" svg:height="0.895cm" draw:transform="rotate (-3.14159265358979) translate (9.8cm 1.693cm)">
          <draw:text-box>
            <text:p text:style-name="P2"><text:span text:style-name="T6">ГУИР.6-05-0611-05 .219</text:span><text:span text:style-name="T6"> ПД2</text:span></text:p>
          </draw:text-box>
        </draw:frame>
        <draw:line draw:style-name="gr9" draw:text-style-name="P1" draw:layer="layout" svg:x1="14.732cm" svg:y1="23.725cm" svg:x2="15.231cm" svg:y2="23.725cm">
          <text:p/>
        </draw:line>
        <draw:frame draw:style-name="gr10" draw:text-style-name="P4" draw:layer="layout" svg:width="15.692cm" svg:height="21cm" svg:x="3.5cm" svg:y="2.1cm">
          <draw:image xlink:href="Pictures/100000010000055000000820F88B1A6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4T21:34:54.990374114</dc:date>
    <dc:language>en-US</dc:language>
    <meta:creation-date>2022-04-24T18:34:24Z</meta:creation-date>
    <meta:initial-creator>Image&amp;Matros ®</meta:initial-creator>
    <meta:generator>LibreOffice/24.8.3.2$MacOSX_AARCH64 LibreOffice_project/48a6bac9e7e268aeb4c3483fcf825c94556d9f92</meta:generator>
    <meta:editing-duration>PT3M30S</meta:editing-duration>
    <meta:editing-cycles>2</meta:editing-cycles>
    <meta:document-statistic meta:object-count="50"/>
    <meta:user-defined meta:name="company">SPecialiST RePack</meta:user-defined>
  </office:meta>
</office:document-meta>
</file>